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2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9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0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2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0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2-01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3-10-24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3-07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3-04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3-02-0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2-11-0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2-08-09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2-05-1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2-01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1-11-1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1-08-10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1-05-0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0-11-1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0-08-12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0-05-12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0-02-0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11-18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10-1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08-0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04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01-29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8-11-0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8-07-3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8-04-2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8-01-3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7-11-0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7-08-0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7-05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7-02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6-11-0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6-08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6-05-0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6-02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5-11-1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5-08-1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5-05-1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5-02-1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4-11-2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4-08-1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4-05-0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4-02-19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3-10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3-08-0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3-05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3-01-3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11-0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09-12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08-0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05-0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02-0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1-11-0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1-08-0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1-05-05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1-02-0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11-0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09-2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08-0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05-0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02-1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9-11-0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9-08-0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9-05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9-02-06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8-11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8-08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8-05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8-01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11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08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05-2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02-1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6-11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6-08-1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6-05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6-02-0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5-11-0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5-08-09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5-05-0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5-02-1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11-0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09-09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08-1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05-0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02-19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2-05-0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1-05-0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1-02-1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07-1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9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9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5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2" meta:object-count="0"/>
    <meta:user-defined meta:name="AppVersion">3.0</meta:user-defined>
  </office:meta>
</office:document-meta>
</file>